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llCachingConfig.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cacheabl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Caching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acheJavaConfigTests.exceptionCacheResolverLazilyRequi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ullCachingConfigSupport.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ConfigSupportConfig.c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JavaConfigTests.bothSetOnlyResolverIs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ullCachingConfigSupport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defaul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JavaConfigTests.emptyConfig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ullCachingConfigSupport.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JavaConfigTests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CachingConfig.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CachingConfig.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ExceptionCacheResolverConfig.cacheabl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CachingConfigSupport.exception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ExceptionCacheResolverConfig.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JavaConfigTests.fullCaching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ullCachingConfig.exception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